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True src</text:p>
          </table:table-cell>
          <table:table-cell office:value-type="string" calcext:value-type="string">
            <text:p>Trx 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Power out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8]/1.2" office:value-type="float" office:value="5.60783273923076" calcext:value-type="float">
            <text:p>5.6078327392</text:p>
          </table:table-cell>
          <table:table-cell office:value-type="float" office:value="50" calcext:value-type="float">
            <text:p>50</text:p>
          </table:table-cell>
          <table:table-cell table:formula="of:=[.D7]/SUM([.C7:.D7])*SQRT([.C7]/[.B7])" office:value-type="float" office:value="0.301124823773358" calcext:value-type="float">
            <text:p>0.3011248238</text:p>
          </table:table-cell>
          <table:table-cell table:formula="of:=[.$C$4]*[.$C$4]*[.E7]*[.E7]/[.D7]" office:value-type="float" office:value="18.1352318985071" calcext:value-type="float">
            <text:p>18.135231898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9]/1.2" office:value-type="float" office:value="6.72939928707691" calcext:value-type="float">
            <text:p>6.7293992871</text:p>
          </table:table-cell>
          <table:table-cell office:value-type="float" office:value="50" calcext:value-type="float">
            <text:p>50</text:p>
          </table:table-cell>
          <table:table-cell table:formula="of:=[.D8]/SUM([.C8:.D8])*SQRT([.C8]/[.B8])" office:value-type="float" office:value="0.323344118915202" calcext:value-type="float">
            <text:p>0.3233441189</text:p>
          </table:table-cell>
          <table:table-cell table:formula="of:=[.$C$4]*[.$C$4]*[.E8]*[.E8]/[.D8]" office:value-type="float" office:value="20.9102838474096" calcext:value-type="float">
            <text:p>20.910283847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0]/1.2" office:value-type="float" office:value="8.07527914449229" calcext:value-type="float">
            <text:p>8.0752791445</text:p>
          </table:table-cell>
          <table:table-cell office:value-type="float" office:value="50" calcext:value-type="float">
            <text:p>50</text:p>
          </table:table-cell>
          <table:table-cell table:formula="of:=[.D9]/SUM([.C9:.D9])*SQRT([.C9]/[.B9])" office:value-type="float" office:value="0.345997107492659" calcext:value-type="float">
            <text:p>0.3459971075</text:p>
          </table:table-cell>
          <table:table-cell table:formula="of:=[.$C$4]*[.$C$4]*[.E9]*[.E9]/[.D9]" office:value-type="float" office:value="23.9427996786573" calcext:value-type="float">
            <text:p>23.94279967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1]/1.2" office:value-type="float" office:value="9.69033497339075" calcext:value-type="float">
            <text:p>9.6903349734</text:p>
          </table:table-cell>
          <table:table-cell office:value-type="float" office:value="50" calcext:value-type="float">
            <text:p>50</text:p>
          </table:table-cell>
          <table:table-cell table:formula="of:=[.D10]/SUM([.C10:.D10])*SQRT([.C10]/[.B10])" office:value-type="float" office:value="0.368765582647423" calcext:value-type="float">
            <text:p>0.3687655826</text:p>
          </table:table-cell>
          <table:table-cell table:formula="of:=[.$C$4]*[.$C$4]*[.E10]*[.E10]/[.D10]" office:value-type="float" office:value="27.1976109890586" calcext:value-type="float">
            <text:p>27.197610989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2]/1.2" office:value-type="float" office:value="11.6284019680689" calcext:value-type="float">
            <text:p>11.6284019681</text:p>
          </table:table-cell>
          <table:table-cell office:value-type="float" office:value="50" calcext:value-type="float">
            <text:p>50</text:p>
          </table:table-cell>
          <table:table-cell table:formula="of:=[.D11]/SUM([.C11:.D11])*SQRT([.C11]/[.B11])" office:value-type="float" office:value="0.391258795473571" calcext:value-type="float">
            <text:p>0.3912587955</text:p>
          </table:table-cell>
          <table:table-cell table:formula="of:=[.$C$4]*[.$C$4]*[.E11]*[.E11]/[.D11]" office:value-type="float" office:value="30.6166890070859" calcext:value-type="float">
            <text:p>30.616689007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3]/1.2" office:value-type="float" office:value="13.9540823616827" calcext:value-type="float">
            <text:p>13.9540823617</text:p>
          </table:table-cell>
          <table:table-cell office:value-type="float" office:value="50" calcext:value-type="float">
            <text:p>50</text:p>
          </table:table-cell>
          <table:table-cell table:formula="of:=[.D12]/SUM([.C12:.D12])*SQRT([.C12]/[.B12])" office:value-type="float" office:value="0.413016470730951" calcext:value-type="float">
            <text:p>0.4130164707</text:p>
          </table:table-cell>
          <table:table-cell table:formula="of:=[.$C$4]*[.$C$4]*[.E12]*[.E12]/[.D12]" office:value-type="float" office:value="34.11652101901" calcext:value-type="float">
            <text:p>34.11652101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4]/1.2" office:value-type="float" office:value="16.7448988340192" calcext:value-type="float">
            <text:p>16.744898834</text:p>
          </table:table-cell>
          <table:table-cell office:value-type="float" office:value="50" calcext:value-type="float">
            <text:p>50</text:p>
          </table:table-cell>
          <table:table-cell table:formula="of:=[.D13]/SUM([.C13:.D13])*SQRT([.C13]/[.B13])" office:value-type="float" office:value="0.433519050753842" calcext:value-type="float">
            <text:p>0.4335190508</text:p>
          </table:table-cell>
          <table:table-cell table:formula="of:=[.$C$4]*[.$C$4]*[.E13]*[.E13]/[.D13]" office:value-type="float" office:value="37.5877534733024" calcext:value-type="float">
            <text:p>37.58775347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5]/1.2" office:value-type="float" office:value="20.0938786008231" calcext:value-type="float">
            <text:p>20.0938786008</text:p>
          </table:table-cell>
          <table:table-cell office:value-type="float" office:value="50" calcext:value-type="float">
            <text:p>50</text:p>
          </table:table-cell>
          <table:table-cell table:formula="of:=[.D14]/SUM([.C14:.D14])*SQRT([.C14]/[.B14])" office:value-type="float" office:value="0.452206496426612" calcext:value-type="float">
            <text:p>0.4522064964</text:p>
          </table:table-cell>
          <table:table-cell table:formula="of:=[.$C$4]*[.$C$4]*[.E14]*[.E14]/[.D14]" office:value-type="float" office:value="40.8981430820863" calcext:value-type="float">
            <text:p>40.898143082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6]/1.2" office:value-type="float" office:value="24.1126543209877" calcext:value-type="float">
            <text:p>24.112654321</text:p>
          </table:table-cell>
          <table:table-cell office:value-type="float" office:value="50" calcext:value-type="float">
            <text:p>50</text:p>
          </table:table-cell>
          <table:table-cell table:formula="of:=[.D15]/SUM([.C15:.D15])*SQRT([.C15]/[.B15])" office:value-type="float" office:value="0.468505986465383" calcext:value-type="float">
            <text:p>0.4685059865</text:p>
          </table:table-cell>
          <table:table-cell table:formula="of:=[.$C$4]*[.$C$4]*[.E15]*[.E15]/[.D15]" office:value-type="float" office:value="43.8995718707803" calcext:value-type="float">
            <text:p>43.899571870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7]/1.2" office:value-type="float" office:value="28.9351851851852" calcext:value-type="float">
            <text:p>28.9351851852</text:p>
          </table:table-cell>
          <table:table-cell office:value-type="float" office:value="50" calcext:value-type="float">
            <text:p>50</text:p>
          </table:table-cell>
          <table:table-cell table:formula="of:=[.D16]/SUM([.C16:.D16])*SQRT([.C16]/[.B16])" office:value-type="float" office:value="0.481867352643841" calcext:value-type="float">
            <text:p>0.4818673526</text:p>
          </table:table-cell>
          <table:table-cell table:formula="of:=[.$C$4]*[.$C$4]*[.E16]*[.E16]/[.D16]" office:value-type="float" office:value="46.4392291087968" calcext:value-type="float">
            <text:p>46.439229108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8]/1.2" office:value-type="float" office:value="34.7222222222222" calcext:value-type="float">
            <text:p>34.7222222222</text:p>
          </table:table-cell>
          <table:table-cell office:value-type="float" office:value="50" calcext:value-type="float">
            <text:p>50</text:p>
          </table:table-cell>
          <table:table-cell table:formula="of:=[.D17]/SUM([.C17:.D17])*SQRT([.C17]/[.B17])" office:value-type="float" office:value="0.491803278688525" calcext:value-type="float">
            <text:p>0.4918032787</text:p>
          </table:table-cell>
          <table:table-cell table:formula="of:=[.$C$4]*[.$C$4]*[.E17]*[.E17]/[.D17]" office:value-type="float" office:value="48.3740929857565" calcext:value-type="float">
            <text:p>48.37409298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9]/1.2" office:value-type="float" office:value="41.6666666666667" calcext:value-type="float">
            <text:p>41.6666666667</text:p>
          </table:table-cell>
          <table:table-cell office:value-type="float" office:value="50" calcext:value-type="float">
            <text:p>50</text:p>
          </table:table-cell>
          <table:table-cell table:formula="of:=[.D18]/SUM([.C18:.D18])*SQRT([.C18]/[.B18])" office:value-type="float" office:value="0.497929597731969" calcext:value-type="float">
            <text:p>0.4979295977</text:p>
          </table:table-cell>
          <table:table-cell table:formula="of:=[.$C$4]*[.$C$4]*[.E18]*[.E18]/[.D18]" office:value-type="float" office:value="49.5867768595041" calcext:value-type="float">
            <text:p>49.58677685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D19]/SUM([.C19:.D19])*SQRT([.C19]/[.B19])" office:value-type="float" office:value="0.5" calcext:value-type="float">
            <text:p>0.5</text:p>
          </table:table-cell>
          <table:table-cell table:formula="of:=[.$C$4]*[.$C$4]*[.E19]*[.E19]/[.D1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19]*1.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D20]/SUM([.C20:.D20])*SQRT([.C20]/[.B20])" office:value-type="float" office:value="0.497929597731969" calcext:value-type="float">
            <text:p>0.4979295977</text:p>
          </table:table-cell>
          <table:table-cell table:formula="of:=[.$C$4]*[.$C$4]*[.E20]*[.E20]/[.D20]" office:value-type="float" office:value="49.5867768595041" calcext:value-type="float">
            <text:p>49.58677685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0]*1.2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D21]/SUM([.C21:.D21])*SQRT([.C21]/[.B21])" office:value-type="float" office:value="0.491803278688525" calcext:value-type="float">
            <text:p>0.4918032787</text:p>
          </table:table-cell>
          <table:table-cell table:formula="of:=[.$C$4]*[.$C$4]*[.E21]*[.E21]/[.D21]" office:value-type="float" office:value="48.3740929857565" calcext:value-type="float">
            <text:p>48.37409298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1]*1.2" office:value-type="float" office:value="86.4" calcext:value-type="float">
            <text:p>86.4</text:p>
          </table:table-cell>
          <table:table-cell office:value-type="float" office:value="50" calcext:value-type="float">
            <text:p>50</text:p>
          </table:table-cell>
          <table:table-cell table:formula="of:=[.D22]/SUM([.C22:.D22])*SQRT([.C22]/[.B22])" office:value-type="float" office:value="0.481867352643841" calcext:value-type="float">
            <text:p>0.4818673526</text:p>
          </table:table-cell>
          <table:table-cell table:formula="of:=[.$C$4]*[.$C$4]*[.E22]*[.E22]/[.D22]" office:value-type="float" office:value="46.4392291087968" calcext:value-type="float">
            <text:p>46.439229108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2]*1.2" office:value-type="float" office:value="103.68" calcext:value-type="float">
            <text:p>103.68</text:p>
          </table:table-cell>
          <table:table-cell office:value-type="float" office:value="50" calcext:value-type="float">
            <text:p>50</text:p>
          </table:table-cell>
          <table:table-cell table:formula="of:=[.D23]/SUM([.C23:.D23])*SQRT([.C23]/[.B23])" office:value-type="float" office:value="0.468505986465383" calcext:value-type="float">
            <text:p>0.4685059865</text:p>
          </table:table-cell>
          <table:table-cell table:formula="of:=[.$C$4]*[.$C$4]*[.E23]*[.E23]/[.D23]" office:value-type="float" office:value="43.8995718707803" calcext:value-type="float">
            <text:p>43.899571870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3]*1.2" office:value-type="float" office:value="124.416" calcext:value-type="float">
            <text:p>124.416</text:p>
          </table:table-cell>
          <table:table-cell office:value-type="float" office:value="50" calcext:value-type="float">
            <text:p>50</text:p>
          </table:table-cell>
          <table:table-cell table:formula="of:=[.D24]/SUM([.C24:.D24])*SQRT([.C24]/[.B24])" office:value-type="float" office:value="0.452206496426612" calcext:value-type="float">
            <text:p>0.4522064964</text:p>
          </table:table-cell>
          <table:table-cell table:formula="of:=[.$C$4]*[.$C$4]*[.E24]*[.E24]/[.D24]" office:value-type="float" office:value="40.8981430820863" calcext:value-type="float">
            <text:p>40.898143082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4]*1.2" office:value-type="float" office:value="149.2992" calcext:value-type="float">
            <text:p>149.2992</text:p>
          </table:table-cell>
          <table:table-cell office:value-type="float" office:value="50" calcext:value-type="float">
            <text:p>50</text:p>
          </table:table-cell>
          <table:table-cell table:formula="of:=[.D25]/SUM([.C25:.D25])*SQRT([.C25]/[.B25])" office:value-type="float" office:value="0.433519050753842" calcext:value-type="float">
            <text:p>0.4335190508</text:p>
          </table:table-cell>
          <table:table-cell table:formula="of:=[.$C$4]*[.$C$4]*[.E25]*[.E25]/[.D25]" office:value-type="float" office:value="37.5877534733024" calcext:value-type="float">
            <text:p>37.58775347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5]*1.2" office:value-type="float" office:value="179.15904" calcext:value-type="float">
            <text:p>179.15904</text:p>
          </table:table-cell>
          <table:table-cell office:value-type="float" office:value="50" calcext:value-type="float">
            <text:p>50</text:p>
          </table:table-cell>
          <table:table-cell table:formula="of:=[.D26]/SUM([.C26:.D26])*SQRT([.C26]/[.B26])" office:value-type="float" office:value="0.413016470730951" calcext:value-type="float">
            <text:p>0.4130164707</text:p>
          </table:table-cell>
          <table:table-cell table:formula="of:=[.$C$4]*[.$C$4]*[.E26]*[.E26]/[.D26]" office:value-type="float" office:value="34.11652101901" calcext:value-type="float">
            <text:p>34.11652101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6]*1.2" office:value-type="float" office:value="214.990848" calcext:value-type="float">
            <text:p>214.990848</text:p>
          </table:table-cell>
          <table:table-cell office:value-type="float" office:value="50" calcext:value-type="float">
            <text:p>50</text:p>
          </table:table-cell>
          <table:table-cell table:formula="of:=[.D27]/SUM([.C27:.D27])*SQRT([.C27]/[.B27])" office:value-type="float" office:value="0.39125879547357" calcext:value-type="float">
            <text:p>0.3912587955</text:p>
          </table:table-cell>
          <table:table-cell table:formula="of:=[.$C$4]*[.$C$4]*[.E27]*[.E27]/[.D27]" office:value-type="float" office:value="30.6166890070858" calcext:value-type="float">
            <text:p>30.616689007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7]*1.2" office:value-type="float" office:value="257.9890176" calcext:value-type="float">
            <text:p>257.9890176</text:p>
          </table:table-cell>
          <table:table-cell office:value-type="float" office:value="50" calcext:value-type="float">
            <text:p>50</text:p>
          </table:table-cell>
          <table:table-cell table:formula="of:=[.D28]/SUM([.C28:.D28])*SQRT([.C28]/[.B28])" office:value-type="float" office:value="0.368765582647422" calcext:value-type="float">
            <text:p>0.3687655826</text:p>
          </table:table-cell>
          <table:table-cell table:formula="of:=[.$C$4]*[.$C$4]*[.E28]*[.E28]/[.D28]" office:value-type="float" office:value="27.1976109890586" calcext:value-type="float">
            <text:p>27.197610989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8]*1.2" office:value-type="float" office:value="309.58682112" calcext:value-type="float">
            <text:p>309.58682112</text:p>
          </table:table-cell>
          <table:table-cell office:value-type="float" office:value="50" calcext:value-type="float">
            <text:p>50</text:p>
          </table:table-cell>
          <table:table-cell table:formula="of:=[.D29]/SUM([.C29:.D29])*SQRT([.C29]/[.B29])" office:value-type="float" office:value="0.345997107492658" calcext:value-type="float">
            <text:p>0.3459971075</text:p>
          </table:table-cell>
          <table:table-cell table:formula="of:=[.$C$4]*[.$C$4]*[.E29]*[.E29]/[.D29]" office:value-type="float" office:value="23.9427996786573" calcext:value-type="float">
            <text:p>23.94279967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29]*1.2" office:value-type="float" office:value="371.504185344" calcext:value-type="float">
            <text:p>371.504185344</text:p>
          </table:table-cell>
          <table:table-cell office:value-type="float" office:value="50" calcext:value-type="float">
            <text:p>50</text:p>
          </table:table-cell>
          <table:table-cell table:formula="of:=[.D30]/SUM([.C30:.D30])*SQRT([.C30]/[.B30])" office:value-type="float" office:value="0.323344118915202" calcext:value-type="float">
            <text:p>0.3233441189</text:p>
          </table:table-cell>
          <table:table-cell table:formula="of:=[.$C$4]*[.$C$4]*[.E30]*[.E30]/[.D30]" office:value-type="float" office:value="20.9102838474096" calcext:value-type="float">
            <text:p>20.910283847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30]*1.2" office:value-type="float" office:value="445.8050224128" calcext:value-type="float">
            <text:p>445.8050224128</text:p>
          </table:table-cell>
          <table:table-cell office:value-type="float" office:value="50" calcext:value-type="float">
            <text:p>50</text:p>
          </table:table-cell>
          <table:table-cell table:formula="of:=[.D31]/SUM([.C31:.D31])*SQRT([.C31]/[.B31])" office:value-type="float" office:value="0.301124823773358" calcext:value-type="float">
            <text:p>0.3011248238</text:p>
          </table:table-cell>
          <table:table-cell table:formula="of:=[.$C$4]*[.$C$4]*[.E31]*[.E31]/[.D31]" office:value-type="float" office:value="18.1352318985071" calcext:value-type="float">
            <text:p>18.135231898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31]*1.2" office:value-type="float" office:value="534.96602689536" calcext:value-type="float">
            <text:p>534.9660268954</text:p>
          </table:table-cell>
          <table:table-cell office:value-type="float" office:value="50" calcext:value-type="float">
            <text:p>50</text:p>
          </table:table-cell>
          <table:table-cell table:formula="of:=[.D32]/SUM([.C32:.D32])*SQRT([.C32]/[.B32])" office:value-type="float" office:value="0.279587312417045" calcext:value-type="float">
            <text:p>0.2795873124</text:p>
          </table:table-cell>
          <table:table-cell table:formula="of:=[.$C$4]*[.$C$4]*[.E32]*[.E32]/[.D32]" office:value-type="float" office:value="15.6338130529173" calcext:value-type="float">
            <text:p>15.633813052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32]*1.2" office:value-type="float" office:value="641.959232274432" calcext:value-type="float">
            <text:p>641.9592322744</text:p>
          </table:table-cell>
          <table:table-cell office:value-type="float" office:value="50" calcext:value-type="float">
            <text:p>50</text:p>
          </table:table-cell>
          <table:table-cell table:formula="of:=[.D33]/SUM([.C33:.D33])*SQRT([.C33]/[.B33])" office:value-type="float" office:value="0.258915600289217" calcext:value-type="float">
            <text:p>0.2589156003</text:p>
          </table:table-cell>
          <table:table-cell table:formula="of:=[.$C$4]*[.$C$4]*[.E33]*[.E33]/[.D33]" office:value-type="float" office:value="13.4074576146251" calcext:value-type="float">
            <text:p>13.4074576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09:59:13.151000000</meta:creation-date>
    <dc:date>2015-04-04T09:55:33.631000000</dc:date>
    <meta:editing-duration>PT20H21M49S</meta:editing-duration>
    <meta:editing-cycles>1</meta:editing-cycles>
    <meta:document-statistic meta:table-count="1" meta:cell-count="142" meta:object-count="0"/>
    <meta:generator>LibreOffice/4.1.2.3$Windows_x86 LibreOffice_project/40b2d7fde7e8d2d7bc5a449dc65df4d08a7dd38</meta:generator>
  </office:meta>
</office:document-meta>
</file>